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5217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217c" style:font-name="Arial" style:font-size-asian="11pt" style:font-size-complex="11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217c" style:font-name="Arial" style:font-size-asian="10pt" style:font-size-complex="10pt"/>
    </style:style>
    <style:style style:family="paragraph" style:name="P8" style:parent-style-name="UrbanTitle">
      <style:text-properties officeooo:paragraph-rsid="0005217c"/>
    </style:style>
    <style:style style:family="paragraph" style:name="P9" style:parent-style-name="UrbanTitle">
      <style:text-properties fo:font-size="11pt" officeooo:paragraph-rsid="0005217c" style:font-name="arial" style:font-size-asian="11pt" style:font-size-complex="11pt"/>
    </style:style>
    <style:style style:family="paragraph" style:name="P10" style:parent-style-name="UrbanTitle">
      <style:text-properties fo:font-size="14pt" officeooo:paragraph-rsid="0005217c" style:font-name="arial" style:font-size-asian="14pt" style:font-size-complex="14pt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Signaletic()&quot;">mailed_data.getSignaletic()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s/></text:span><text:span text:style-name="T8"><text:conditional-text text:condition="ooow:&quot;view.do_mailing()&quot;" text:string-value-if-false="" text:string-value-if-true="&quot;None&quot;">None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77010667">
          <text:list-item>
            <text:p text:style-name="P11"><text:span text:style-name="T5"><office:annotation><dc:creator>Stéphan Geulette</dc:creator><dc:date>2011-03-31T15:08:14</dc:date><text:p text:style-name="P12">do section- for missingPart in self.getValuesForTemplate('missingParts')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do text </text:p><text:p text:style-name="P12">from xhtml(self.portal_urban.decorateHTML('UrbanBody', self.getMissingPartsDetails()))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54.878877423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